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JackrabbitWorkspace.createWorkspace( String name , byte [ ] templ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erJackrabbitWorkspace.ServerJackrabbitWorkspace( JackrabbitWorkspace workspace , Remote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